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201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4328" calcext:value-type="float">
            <text:p>71.2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201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1928" calcext:value-type="float">
            <text:p>71.0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088" calcext:value-type="float">
            <text:p>69.6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200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200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9584" calcext:value-type="float">
            <text:p>68.2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200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5704" calcext:value-type="float">
            <text:p>67.7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200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200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200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200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9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9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3776" calcext:value-type="float">
            <text:p>65.2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148" calcext:value-type="float">
            <text:p>65.1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9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9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9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9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0128" calcext:value-type="float">
            <text:p>64.2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9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4264" calcext:value-type="float">
            <text:p>63.8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9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316" calcext:value-type="float">
            <text:p>63.3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8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8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6984" calcext:value-type="float">
            <text:p>62.7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8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2056" calcext:value-type="float">
            <text:p>62.9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8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8904" calcext:value-type="float">
            <text:p>62.8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8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2224" calcext:value-type="float">
            <text:p>62.7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8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1704" calcext:value-type="float">
            <text:p>62.4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2936" calcext:value-type="float">
            <text:p>62.3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7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7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4784" calcext:value-type="float">
            <text:p>60.3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7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7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7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NHP-PL-114</text:p>
          </table:table-cell>
          <table:table-cell office:value-type="string" calcext:value-type="string">
            <text:p>197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